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 FLORED'S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671930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56384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5 638 45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BARTUREN BECERRA, JUSTA FL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257296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08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54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4.0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24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2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84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4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8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79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9/2021</text:p>
          </table:table-cell>
          <table:table-cell table:style-name="Tabla2.A3" office:value-type="string">
            <text:p text:style-name="P22">2540757</text:p>
          </table:table-cell>
          <table:table-cell table:style-name="Tabla2.D3" office:value-type="string">
            <text:p text:style-name="P23">279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2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8:22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